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715cm" svg:height="1.673cm" svg:x="2.961cm" svg:y="2.493cm">
          <draw:text-box>
            <text:p>Variation<text:span text:style-name="T1">environment</text:span></text:p>
          </draw:text-box>
        </draw:frame>
        <draw:frame draw:style-name="gr1" draw:text-style-name="P1" draw:layer="layout" svg:width="5.715cm" svg:height="1.673cm" svg:x="2.961cm" svg:y="6.938cm">
          <draw:text-box>
            <text:p>Variation<text:span text:style-name="T1">microbiome</text:span></text:p>
          </draw:text-box>
        </draw:frame>
        <draw:frame draw:style-name="gr1" draw:text-style-name="P1" draw:layer="layout" svg:width="5.715cm" svg:height="1.673cm" svg:x="9.311cm" svg:y="4.801cm">
          <draw:text-box>
            <text:p>Variation<text:span text:style-name="T1">function</text:span></text:p>
          </draw:text-box>
        </draw:frame>
        <draw:custom-shape draw:style-name="gr2" draw:text-style-name="P2" draw:layer="layout" svg:width="0.635cm" svg:height="1.905cm" svg:x="4.866cm" svg:y="4.1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35cm" svg:height="1.905cm" draw:transform="rotate (0.869523033343575) translate (8.081cm 3.5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35cm" svg:height="1.905cm" draw:transform="rotate (2.26770629711623) translate (8.449cm 7.3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.905cm" svg:height="1.673cm" svg:x="9.246cm" svg:y="6.474cm">
          <draw:text-box>
            <text:p>V<text:span text:style-name="T1">M</text:span></text:p>
          </draw:text-box>
        </draw:frame>
        <draw:frame draw:style-name="gr1" draw:text-style-name="P1" draw:layer="layout" svg:width="1.905cm" svg:height="1.673cm" svg:x="8.676cm" svg:y="2.896cm">
          <draw:text-box>
            <text:p>V<text:span text:style-name="T1">E</text:span></text:p>
          </draw:text-box>
        </draw:frame>
        <draw:frame draw:style-name="gr3" draw:text-style-name="P1" draw:layer="layout" svg:width="3.81cm" svg:height="2.384cm" svg:x="1.626cm" svg:y="4.322cm">
          <draw:text-box>
            <text:p>cov(V<text:span text:style-name="T1">E</text:span>:V<text:span text:style-name="T1">M</text:span>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6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2cm" fo:margin-bottom="0cm" fo:text-indent="0cm"/>
      <style:text-properties fo:font-size="1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7cm" fo:margin-bottom="0cm" fo:text-indent="0cm"/>
      <style:text-properties fo:font-size="10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74cm" svg:x="1cm" svg:y="3.085cm"/>
      <draw:page-thumbnail draw:layer="backgroundobjects" svg:width="8.999cm" svg:height="6.374cm" svg:x="1cm" svg:y="11.661cm"/>
      <draw:page-thumbnail draw:layer="backgroundobjects" svg:width="8.999cm" svg:height="6.374cm" svg:x="1cm" svg:y="20.237cm"/>
      <draw:page-thumbnail draw:layer="backgroundobjects" svg:width="8.999cm" svg:height="6.374cm" svg:x="11cm" svg:y="3.085cm"/>
      <draw:page-thumbnail draw:layer="backgroundobjects" svg:width="8.999cm" svg:height="6.374cm" svg:x="11cm" svg:y="11.661cm"/>
      <draw:page-thumbnail draw:layer="backgroundobjects" svg:width="8.999cm" svg:height="6.374cm" svg:x="11cm" svg:y="20.237cm"/>
    </style:handout-master>
    <style:master-page style:name="Default" style:page-layout-name="PM1" draw:style-name="Mdp1">
      <draw:frame presentation:style-name="Default-title" draw:layer="backgroundobjects" svg:width="11.543cm" svg:height="1.42cm" svg:x="1.632cm" svg:y="1.33cm" presentation:class="title" presentation:placeholder="true">
        <draw:text-box/>
      </draw:frame>
      <draw:frame presentation:style-name="Default-outline1" draw:layer="backgroundobjects" svg:width="11.543cm" svg:height="4.934cm" svg:x="1.632cm" svg:y="2.981cm" presentation:class="outline" presentation:placeholder="true">
        <draw:text-box/>
      </draw:frame>
      <draw:frame presentation:style-name="Mpr1" draw:text-style-name="MP2" draw:layer="backgroundobjects" svg:width="2.988cm" svg:height="0.586cm" svg:x="1.632cm" svg:y="8.7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065cm" svg:height="0.586cm" svg:x="5.377cm" svg:y="8.7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988cm" svg:height="0.586cm" svg:x="10.187cm" svg:y="8.7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9:25:49.652847390</meta:creation-date>
    <dc:date>2022-11-23T09:33:05.097200660</dc:date>
    <meta:editing-duration>PT7M15S</meta:editing-duration>
    <meta:editing-cycles>2</meta:editing-cycles>
    <meta:generator>LibreOffice/7.0.4.2$Linux_X86_64 LibreOffice_project/00$Build-2</meta:generator>
    <meta:document-statistic meta:object-count="32"/>
  </office:meta>
</office:document-meta>
</file>